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1be09" officeooo:paragraph-rsid="0011be09"/>
    </style:style>
    <style:style style:name="P2" style:family="paragraph" style:parent-style-name="Heading_20_1">
      <style:text-properties officeooo:rsid="0012f802" officeooo:paragraph-rsid="0012f802"/>
    </style:style>
    <style:style style:name="P3" style:family="paragraph" style:parent-style-name="Quotations">
      <style:paragraph-properties fo:text-align="end" style:justify-single-word="false"/>
    </style:style>
    <style:style style:name="P4" style:family="paragraph" style:parent-style-name="Quotations">
      <style:paragraph-properties fo:text-align="end" style:justify-single-word="false"/>
      <style:text-properties officeooo:paragraph-rsid="0012f802"/>
    </style:style>
    <style:style style:name="P5" style:family="paragraph" style:parent-style-name="Quotations">
      <style:paragraph-properties fo:text-align="end" style:justify-single-word="false"/>
      <style:text-properties fo:language="en" fo:country="US"/>
    </style:style>
    <style:style style:name="P6" style:family="paragraph" style:parent-style-name="Quotations">
      <style:text-properties fo:language="en" fo:country="US" fo:font-style="italic" style:font-style-asian="italic" style:font-style-complex="italic"/>
    </style:style>
    <style:style style:name="P7" style:family="paragraph" style:parent-style-name="Text_20_body">
      <style:text-properties officeooo:paragraph-rsid="0011be09"/>
    </style:style>
    <style:style style:name="P8" style:family="paragraph" style:parent-style-name="Text_20_body">
      <style:text-properties officeooo:rsid="0012f802" officeooo:paragraph-rsid="0012f802"/>
    </style:style>
    <style:style style:name="P9" style:family="paragraph" style:parent-style-name="Title">
      <style:text-properties officeooo:rsid="0011be09" officeooo:paragraph-rsid="0011be09"/>
    </style:style>
    <style:style style:name="T1" style:family="text">
      <style:text-properties officeooo:rsid="0011be09"/>
    </style:style>
    <style:style style:name="T2" style:family="text">
      <style:text-properties fo:font-style="italic" style:font-style-asian="italic" style:font-style-complex="italic"/>
    </style:style>
    <style:style style:name="T3" style:family="text">
      <style:text-properties fo:font-style="italic" officeooo:rsid="0011be0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1be09" style:font-style-asian="normal" style:font-style-complex="normal"/>
    </style:style>
    <style:style style:name="T6" style:family="text">
      <style:text-properties fo:font-style="normal" officeooo:rsid="0012f802" style:font-style-asian="normal" style:font-style-complex="normal"/>
    </style:style>
    <style:style style:name="T7" style:family="text">
      <style:text-properties officeooo:rsid="001475dd"/>
    </style:style>
    <style:style style:name="T8" style:family="text">
      <style:text-properties fo:language="en" fo:country="US" fo:font-style="italic" style:font-style-asian="italic" style:font-style-complex="italic"/>
    </style:style>
    <style:style style:name="T9" style:family="text">
      <style:text-properties officeooo:rsid="0014c9da"/>
    </style:style>
    <style:style style:name="T10" style:family="text">
      <style:text-properties officeooo:rsid="001672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nceitos de programação orientada a objeto</text:p>
      <text:h text:style-name="P1" text:outline-level="1">Objeto</text:h>
      <text:p text:style-name="P7"><text:span text:style-name="T1">Uma abstração de um conjunto de dados </text:span><text:span text:style-name="T7">que possui interfaces definidas</text:span><text:span text:style-name="T1">. Seus dados podem ser diretamente acessíveis e modificáveis, quando são públicos, ou podem ser privados, sendo acessados </text:span><text:span text:style-name="T7">e/</text:span><text:span text:style-name="T1">ou modificados apenas por meio de formas específicas, definidas como métodos.</text:span></text:p>
      <text:p text:style-name="P6">“[…<text:span text:style-name="T7">] </text:span>is a kind of module containing data and subroutines. The point-of-view in OOP is that an object is a kind of self-sufficient entity that has an internal state (the data it contains) and that can respond to messages (calls to its subroutines)<text:span text:style-name="T1">”</text:span></text:p>
      <text:p text:style-name="P5"><text:span text:style-name="T2">Introduction to Programming Using Java, Version 9.0, JavaFX Edition</text:span> &lt;https://math.hws.edu/javanotes/c1/s5.html&gt;</text:p>
      <text:p text:style-name="P3">...</text:p>
      <text:p text:style-name="P3"><text:span text:style-name="T1">pág. 53, </text:span><text:span text:style-name="T8">Object-oriented programming : an evolutionary approach</text:span></text:p>
      <text:h text:style-name="P2" text:outline-level="1">Classe</text:h>
      <text:p text:style-name="P8"><text:span text:style-name="T9">Uma classe é</text:span> <text:span text:style-name="T9">a</text:span> especificação dos dados e possivelmente dos métodos que um grupo de objetos do mesmo tipo deverão conter ao serem criados com base nela. É responsável por definir um novo tipo de dado, detalhado suas características. Ao ser utilizada para criar um novo objeto, gera uma <text:span text:style-name="T2">instância</text:span><text:span text:style-name="T4"> da classe.</text:span></text:p>
      <text:p text:style-name="P8"><text:span text:style-name="T4">São estruturas que abstraem um conjunto de objetos com características semelhantes.</text:span></text:p>
      <text:p text:style-name="P4"><text:span text:style-name="T5">...</text:span></text:p>
      <text:p text:style-name="P4"><text:span text:style-name="T5">pág. </text:span><text:span text:style-name="T6">69</text:span><text:span text:style-name="T5">, </text:span><text:span text:style-name="T8">Object-oriented programming : an evolutionary approach</text:span></text:p>
      <text:h text:style-name="P2" text:outline-level="1">Instâncias</text:h>
      <text:p text:style-name="P8">São as manifestações da classe. Uma instância possui as mesmas características que são compartilhadas entre os objetos criados por meio da classe, porém se distingue das demais por meio dos dados <text:span text:style-name="T10">que foram</text:span> armazenados. Duas ou mais instâncias de determinada classe têm capacidade para armazenar os mesmos tipos de dados e podem conter métodos definidos igualmente, mas as informações que estão presentes nelas tornam cada uma ún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2T14:36:55.037856406</meta:creation-date>
    <meta:generator>LibreOffice/7.4.7.2$Linux_X86_64 LibreOffice_project/40$Build-2</meta:generator>
    <dc:date>2024-08-02T15:44:06.145619940</dc:date>
    <meta:editing-duration>PT1H5M24S</meta:editing-duration>
    <meta:editing-cycles>5</meta:editing-cycles>
    <meta:document-statistic meta:table-count="0" meta:image-count="0" meta:object-count="0" meta:page-count="1" meta:paragraph-count="14" meta:word-count="249" meta:character-count="1645" meta:non-whitespace-character-count="1410"/>
  </office:meta>
</office:document-meta>
</file>